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3.942cm" style:rel-column-width="2235*"/>
    </style:style>
    <style:style style:name="Tabelle1.B" style:family="table-column">
      <style:table-column-properties style:column-width="2.856cm" style:rel-column-width="1619*"/>
    </style:style>
    <style:style style:name="Tabelle1.C" style:family="table-column">
      <style:table-column-properties style:column-width="3.401cm" style:rel-column-width="1928*"/>
    </style:style>
    <style:style style:name="Tabelle1.D" style:family="table-column">
      <style:table-column-properties style:column-width="3.399cm" style:rel-column-width="192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.E8" style:family="table-cell">
      <style:table-cell-properties fo:padding="0.097cm" fo:border-left="0.002cm solid #000000" fo:border-right="0.002cm solid #000000" fo:border-top="none" fo:border-bottom="0.002cm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hälter informatik</text:p>
      <text:p text:style-name="Standard"/>
      <text:p text:style-name="Standard">IT Professional (3-5 Jahre) : 60.000</text:p>
      <text:p text:style-name="Standard">Young IT Professional (MBA: 2 Jahre): 46.700</text:p>
      <text:p text:style-name="Standard">BW: Bonus ~ +4.500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C"/>
        <table:table-row>
          <table:table-cell table:style-name="Tabelle1.A1" office:value-type="string">
            <text:p text:style-name="Table_20_Contents">Arbeitserfahrung/Abschluss/Position</text:p>
          </table:table-cell>
          <table:table-cell table:style-name="Tabelle1.A1" office:value-type="string">
            <text:p text:style-name="Table_20_Contents">Bruttogehalt</text:p>
          </table:table-cell>
          <table:table-cell table:style-name="Tabelle1.A1" office:value-type="string">
            <text:p text:style-name="Table_20_Contents">Bruttogehalt/Monat</text:p>
          </table:table-cell>
          <table:table-cell table:style-name="Tabelle1.A1" office:value-type="string">
            <text:p text:style-name="Table_20_Contents">Nettogehalt</text:p>
          </table:table-cell>
          <table:table-cell table:style-name="Tabelle1.E1" office:value-type="string">
            <text:p text:style-name="Table_20_Contents">Nettogehalt/Monat</text:p>
          </table:table-cell>
        </table:table-row>
        <table:table-row>
          <table:table-cell table:style-name="Tabelle1.A2" office:value-type="string">
            <text:p text:style-name="Table_20_Contents">IT Professional (3-5 Jahre)</text:p>
          </table:table-cell>
          <table:table-cell table:style-name="Tabelle1.B2" office:value-type="float" office:value="57800">
            <text:p text:style-name="Table_20_Contents">57800</text:p>
          </table:table-cell>
          <table:table-cell table:style-name="Tabelle1.B2" table:formula="ooow:&lt;B2&gt;/12" office:value-type="float" office:value="4816.66666666667">
            <text:p text:style-name="Table_20_Contents">4816,67</text:p>
          </table:table-cell>
          <table:table-cell table:style-name="Tabelle1.B2" office:value-type="float" office:value="35500">
            <text:p text:style-name="Table_20_Contents">35500</text:p>
          </table:table-cell>
          <table:table-cell table:style-name="Tabelle1.E2" table:formula="ooow:&lt;D2&gt;/12" office:value-type="float" office:value="2958.33333333333">
            <text:p text:style-name="Table_20_Contents">2958,33</text:p>
          </table:table-cell>
        </table:table-row>
        <table:table-row>
          <table:table-cell table:style-name="Tabelle1.A2" office:value-type="string">
            <text:p text:style-name="Table_20_Contents">Young IT Professional (MBA: 2 Jahre)</text:p>
          </table:table-cell>
          <table:table-cell table:style-name="Tabelle1.B2" office:value-type="float" office:value="50300">
            <text:p text:style-name="Table_20_Contents">50300</text:p>
          </table:table-cell>
          <table:table-cell table:style-name="Tabelle1.B2" table:formula="ooow:&lt;B3&gt;/12" office:value-type="float" office:value="4191.66666666667">
            <text:p text:style-name="Table_20_Contents">4191,67</text:p>
          </table:table-cell>
          <table:table-cell table:style-name="Tabelle1.A2" office:value-type="string">
            <text:p text:style-name="Table_20_Contents">31760</text:p>
            <text:p text:style-name="Table_20_Contents"/>
          </table:table-cell>
          <table:table-cell table:style-name="Tabelle1.E2" table:formula="ooow:&lt;D3&gt;/12" office:value-type="float" office:value="2646.66666666667">
            <text:p text:style-name="Table_20_Contents">2646,67</text:p>
          </table:table-cell>
        </table:table-row>
        <table:table-row>
          <table:table-cell table:style-name="Tabelle1.A2" office:value-type="string">
            <text:p text:style-name="Table_20_Contents">Graduate (MBA)</text:p>
          </table:table-cell>
          <table:table-cell table:style-name="Tabelle1.B2" office:value-type="float" office:value="46700">
            <text:p text:style-name="Table_20_Contents">46700</text:p>
          </table:table-cell>
          <table:table-cell table:style-name="Tabelle1.B2" table:formula="ooow:&lt;B4&gt;/12" office:value-type="float" office:value="3891.66666666667">
            <text:p text:style-name="Table_20_Contents">3891,67</text:p>
          </table:table-cell>
          <table:table-cell table:style-name="Tabelle1.B2" office:value-type="float" office:value="29890">
            <text:p text:style-name="Table_20_Contents">29890</text:p>
          </table:table-cell>
          <table:table-cell table:style-name="Tabelle1.E2" table:formula="ooow:&lt;D4&gt;/12" office:value-type="float" office:value="2490.83333333333">
            <text:p text:style-name="Table_20_Contents">2490,83</text:p>
          </table:table-cell>
        </table:table-row>
        <table:table-row>
          <table:table-cell table:style-name="Tabelle1.A2" office:value-type="string">
            <text:p text:style-name="Table_20_Contents">Graduate (BA)</text:p>
          </table:table-cell>
          <table:table-cell table:style-name="Tabelle1.B2" office:value-type="float" office:value="42000">
            <text:p text:style-name="Table_20_Contents">42000</text:p>
          </table:table-cell>
          <table:table-cell table:style-name="Tabelle1.B2" table:formula="ooow:&lt;B5&gt;/12" office:value-type="float" office:value="3500">
            <text:p text:style-name="Table_20_Contents">3500</text:p>
          </table:table-cell>
          <table:table-cell table:style-name="Tabelle1.B2" office:value-type="float" office:value="27400">
            <text:p text:style-name="Table_20_Contents">27400</text:p>
          </table:table-cell>
          <table:table-cell table:style-name="Tabelle1.E2" table:formula="ooow:&lt;D5&gt;/12" office:value-type="float" office:value="2283.33333333333">
            <text:p text:style-name="Table_20_Contents">2283,33</text:p>
          </table:table-cell>
        </table:table-row>
        <table:table-row>
          <table:table-cell table:style-name="Tabelle1.A2" office:value-type="string">
            <text:p text:style-name="Table_20_Contents">BW-Modifikator: </text:p>
          </table:table-cell>
          <table:table-cell table:style-name="Tabelle1.B2" office:value-type="float" office:value="4500">
            <text:p text:style-name="Table_20_Contents">4500</text:p>
          </table:table-cell>
          <table:table-cell table:style-name="Tabelle1.B2" table:formula="ooow:&lt;B6&gt;/12" office:value-type="float" office:value="375">
            <text:p text:style-name="Table_20_Contents">375</text:p>
          </table:table-cell>
          <table:table-cell table:style-name="Tabelle1.A2" office:value-type="string">
            <text:p text:style-name="Table_20_Contents"/>
          </table:table-cell>
          <table:table-cell table:style-name="Tabelle1.E2" table:formula="ooow:&lt;D6&gt;/12" office:value-type="float" office:value="0">
            <text:p text:style-name="Table_20_Contents">0</text:p>
          </table:table-cell>
        </table:table-row>
        <table:table-row>
          <table:table-cell table:style-name="Tabelle1.A2" office:value-type="string">
            <text:p text:style-name="Table_20_Contents">MBA-Bonus</text:p>
          </table:table-cell>
          <table:table-cell table:style-name="Tabelle1.B2" office:value-type="float" office:value="4700">
            <text:p text:style-name="Table_20_Contents">4700</text:p>
          </table:table-cell>
          <table:table-cell table:style-name="Tabelle1.B2" table:formula="ooow:&lt;B7&gt;/12" office:value-type="float" office:value="391.666666666667">
            <text:p text:style-name="Table_20_Contents">391,67</text:p>
          </table:table-cell>
          <table:table-cell table:style-name="Tabelle1.A2" office:value-type="string">
            <text:p text:style-name="Table_20_Contents"/>
          </table:table-cell>
          <table:table-cell table:style-name="Tabelle1.E2" table:formula="ooow:&lt;D7&gt;/12" office:value-type="float" office:value="0">
            <text:p text:style-name="Table_20_Contents">0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8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8" office:value-type="string">
            <text:p text:style-name="Table_20_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4M30S</meta:editing-duration>
    <meta:editing-cycles>7</meta:editing-cycles>
    <meta:generator>OpenOffice/4.1.10$Win32 OpenOffice.org_project/4110m2$Build-9807</meta:generator>
    <dc:date>2022-01-11T10:44:26.83</dc:date>
    <dc:creator>w w</dc:creator>
    <meta:document-statistic meta:table-count="1" meta:image-count="0" meta:object-count="0" meta:page-count="1" meta:paragraph-count="37" meta:word-count="62" meta:character-count="437"/>
    <meta:user-defined meta:name="Info 1"/>
    <meta:user-defined meta:name="Info 2"/>
    <meta:user-defined meta:name="Info 3"/>
    <meta:user-defined meta:name="Info 4"/>
  </office:meta>
</office:document-meta>
</file>